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5"/>
    <style:style style:name="P3" style:family="paragraph" style:parent-style-name="Preformatted_20_Text" style:list-style-name="L18"/>
    <style:style style:name="P4" style:family="paragraph" style:parent-style-name="Preformatted_20_Text" style:list-style-name="L22"/>
    <style:style style:name="P5" style:family="paragraph" style:parent-style-name="Preformatted_20_Text" style:list-style-name="L23"/>
    <style:style style:name="P6" style:family="paragraph" style:parent-style-name="Preformatted_20_Text" style:list-style-name="L25"/>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paragraph-properties fo:margin-top="0in" fo:margin-bottom="0in" style:contextual-spacing="false"/>
    </style:style>
    <style:style style:name="P14" style:family="paragraph" style:parent-style-name="Text_20_body" style:list-style-name="L10">
      <style:paragraph-properties fo:margin-top="0in" fo:margin-bottom="0in" style:contextual-spacing="false"/>
    </style:style>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paragraph-properties fo:margin-top="0in" fo:margin-bottom="0in" style:contextual-spacing="false"/>
    </style:style>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paragraph-properties fo:margin-top="0in" fo:margin-bottom="0in" style:contextual-spacing="false"/>
    </style:style>
    <style:style style:name="P19" style:family="paragraph" style:parent-style-name="Text_20_body" style:list-style-name="L15"/>
    <style:style style:name="P20" style:family="paragraph" style:parent-style-name="Text_20_body" style:list-style-name="L16">
      <style:paragraph-properties fo:margin-top="0in" fo:margin-bottom="0in" style:contextual-spacing="false"/>
    </style:style>
    <style:style style:name="P21" style:family="paragraph" style:parent-style-name="Text_20_body" style:list-style-name="L17">
      <style:paragraph-properties fo:margin-top="0in" fo:margin-bottom="0in" style:contextual-spacing="false"/>
    </style:style>
    <style:style style:name="P22" style:family="paragraph" style:parent-style-name="Text_20_body" style:list-style-name="L18"/>
    <style:style style:name="P23" style:family="paragraph" style:parent-style-name="Text_20_body" style:list-style-name="L19">
      <style:paragraph-properties fo:margin-top="0in" fo:margin-bottom="0in" style:contextual-spacing="false"/>
    </style:style>
    <style:style style:name="P24" style:family="paragraph" style:parent-style-name="Text_20_body" style:list-style-name="L20">
      <style:paragraph-properties fo:margin-top="0in" fo:margin-bottom="0in" style:contextual-spacing="false"/>
    </style:style>
    <style:style style:name="P25" style:family="paragraph" style:parent-style-name="Text_20_body" style:list-style-name="L21">
      <style:paragraph-properties fo:margin-top="0in" fo:margin-bottom="0in" style:contextual-spacing="false"/>
    </style:style>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paragraph-properties fo:margin-top="0in" fo:margin-bottom="0in" style:contextual-spacing="false"/>
    </style:style>
    <style:style style:name="P29" style:family="paragraph" style:parent-style-name="Text_20_body" style:list-style-name="L25"/>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advanced-iptables-rules"/>Advanced <text:span text:style-name="Source_5f_Text">iptables</text:span> Rules<text:bookmark-end text:name="advanced-iptables-rules"/></text:h>
      <text:h text:style-name="Heading_20_2" text:outline-level="2"><text:bookmark-start text:name="introduction"/>Introduction<text:bookmark-end text:name="introduction"/></text:h>
      <text:h text:style-name="Heading_20_3" text:outline-level="3"><text:bookmark-start text:name="revisiting-basic-iptables-concepts"/>Revisiting Basic <text:span text:style-name="Source_5f_Text">iptables</text:span> Concepts<text:bookmark-end text:name="revisiting-basic-iptables-concepts"/></text:h>
      <text:p text:style-name="First_20_paragraph">Think of <text:span text:style-name="Source_5f_Text">iptables</text:span> as a traffic controller for your server. It examines network packets as they arrive or leave and decides what to do with them based on the rules you set.</text:p>
      <text:p text:style-name="Text_20_body">At its core, iptables organizes rules into tables. The main ones you'll encounter are:</text:p>
      <text:list xml:id="list2935289011" text:style-name="L8">
        <text:list-item>
          <text:p text:style-name="P12"><text:span text:style-name="Source_5f_Text">filter</text:span>: This is the workhorse table, dealing with whether to allow or block traffic based on source/destination, port, protocol, etc. It operates on the <text:span text:style-name="Source_5f_Text">INPUT</text:span> (incoming to the server), <text:span text:style-name="Source_5f_Text">OUTPUT</text:span> (outgoing from the server), and <text:span text:style-name="Source_5f_Text">FORWARD</text:span> (traffic passing through the server) chains.</text:p>
        </text:list-item>
        <text:list-item>
          <text:p text:style-name="P12"><text:span text:style-name="Source_5f_Text">nat</text:span>: Short for Network Address Translation, this table is used if your server needs to, say, share its internet connection or redirect traffic. It uses the <text:span text:style-name="Source_5f_Text">PREROUTING</text:span> (before routing), <text:span text:style-name="Source_5f_Text">POSTROUTING</text:span> (after routing), and <text:span text:style-name="Source_5f_Text">OUTPUT</text:span> chains.</text:p>
        </text:list-item>
        <text:list-item>
          <text:p text:style-name="P12"><text:span text:style-name="Source_5f_Text">mangle</text:span>: This table is for specialized packet alterations, like modifying the Time To Live (TTL) or Type Of Service (TOS) fields. It has various chains like <text:span text:style-name="Source_5f_Text">PREROUTING</text:span>, <text:span text:style-name="Source_5f_Text">INPUT</text:span>, <text:span text:style-name="Source_5f_Text">FORWARD</text:span>, <text:span text:style-name="Source_5f_Text">OUTPUT</text:span>, and <text:span text:style-name="Source_5f_Text">POSTROUTING</text:span>.</text:p>
        </text:list-item>
      </text:list>
      <text:p text:style-name="First_20_paragraph">For basic security hardening, you'll mostly be working with the <text:span text:style-name="Source_5f_Text">filter</text:span> table. Within these tables are <text:span text:style-name="T1">chains</text:span>, which are like ordered lists of rules. When a packet arrives, it traverses the rules in a chain until it finds a match.</text:p>
      <text:p text:style-name="Text_20_body">Each rule specifies matching criteria (like source IP, destination port, protocol) and a target or action (like <text:span text:style-name="Source_5f_Text">ACCEPT</text:span> to allow the packet, <text:span text:style-name="Source_5f_Text">DROP</text:span> to silently discard it).</text:p>
      <text:h text:style-name="Heading_20_2" text:outline-level="2"><text:bookmark-start text:name="understanding-advanced-matching-criteria"/>Understanding Advanced Matching Criteria<text:bookmark-end text:name="understanding-advanced-matching-criteria"/></text:h>
      <text:p text:style-name="First_20_paragraph">You already know that you can match packets based on basic things like the source and destination IP addresses, the protocol (TCP, UDP, ICMP), and the port numbers. But <text:span text:style-name="Source_5f_Text">iptables</text:span> is much more powerful than that! It allows you to look deeper into the characteristics of network traffic.</text:p>
      <text:p text:style-name="Text_20_body">One incredibly useful advanced matching option is stateful matching, using the <text:span text:style-name="Source_5f_Text">-m state --state</text:span> option. Network connections aren't just isolated packets; they have a flow. Stateful matching allows you to track the state of a connection. Common states include:</text:p>
      <text:list xml:id="list1191208349" text:style-name="L9">
        <text:list-item>
          <text:p text:style-name="P13"><text:span text:style-name="Source_5f_Text">NEW</text:span>: This indicates the first packet in a new connection.</text:p>
        </text:list-item>
        <text:list-item>
          <text:p text:style-name="P13"><text:span text:style-name="Source_5f_Text">ESTABLISHED</text:span>: This means the connection is already established and packets are part of an ongoing communication.</text:p>
        </text:list-item>
        <text:list-item>
          <text:p text:style-name="P13"><text:span text:style-name="Source_5f_Text">RELATED</text:span>: This applies to connections that are related to an already established connection, like FTP data transfers or DNS replies.</text:p>
        </text:list-item>
        <text:list-item>
          <text:p text:style-name="P13"><text:soft-page-break/><text:span text:style-name="Source_5f_Text">INVALID</text:span>: This signifies a packet that couldn't be identified or doesn't fit into any known connection.</text:p>
        </text:list-item>
      </text:list>
      <text:p text:style-name="First_20_paragraph">Why is this useful? Imagine you want to allow incoming connections to your web server (port 80). Without stateful matching, you'd have to allow all incoming TCP traffic on port 80. This could potentially open you up to unwanted packets. However, with stateful matching, you can allow only <text:span text:style-name="Source_5f_Text">NEW</text:span> connections on port 80 for incoming traffic (<text:span text:style-name="Source_5f_Text">INPUT</text:span> chain) but allow all <text:span text:style-name="Source_5f_Text">ESTABLISHED</text:span> and <text:span text:style-name="Source_5f_Text">RELATED</text:span> traffic in both directions (<text:span text:style-name="Source_5f_Text">INPUT</text:span> and <text:span text:style-name="Source_5f_Text">OUTPUT</text:span> chains). This makes your firewall much more secure!</text:p>
      <text:p text:style-name="Text_20_body">Another handy matching criterion is using interfaces with <text:span text:style-name="Source_5f_Text">-i</text:span> (for incoming interface) and <text:span text:style-name="Source_5f_Text">-o</text:span> (for outgoing interface). For example, you might want to allow SSH (port 22) only on your internal network interface (<text:span text:style-name="Source_5f_Text">eth0</text:span>) and block it on your external interface (<text:span text:style-name="Source_5f_Text">eth1</text:span>).</text:p>
      <text:p text:style-name="Text_20_body">Lastly, the <text:span text:style-name="Source_5f_Text">owner</text:span> module (<text:span text:style-name="Source_5f_Text">-m owner</text:span>) can be used to match packets based on the user or group that created the process sending the packet. This is particularly useful on a multi-user system, though it's less common for typical server firewall rules.</text:p>
      <text:h text:style-name="Heading_20_3" text:outline-level="3"><text:bookmark-start text:name="limiting-concurrent-connections"/>Limiting Concurrent Connections<text:bookmark-end text:name="limiting-concurrent-connections"/></text:h>
      <text:p text:style-name="First_20_paragraph">Imagine a scenario where a malicious actor tries to overwhelm your server by opening a huge number of connections from a single IP address. This is a type of denial-of-service (DoS) attack. The <text:span text:style-name="Source_5f_Text">connlimit</text:span> module helps you defend against this by allowing you to restrict the number of simultaneous connections from a specific host to your server.</text:p>
      <text:p text:style-name="Text_20_body">To use it, you'll need to load the <text:span text:style-name="Source_5f_Text">connlimit</text:span> module using the <text:span text:style-name="Source_5f_Text">-m connlimit</text:span> option. Then, you can use the <text:span text:style-name="Source_5f_Text">--connlimit-above</text:span> option followed by a number to specify the maximum number of allowed concurrent connections from one IP address.</text:p>
      <text:p text:style-name="Text_20_body">For example, if you want to limit a single IP address to a maximum of 3 concurrent connections to your SSH port (22) on the <text:span text:style-name="Source_5f_Text">INPUT</text:span> chain, you could use a rule like this:</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m</text:span><text:span text:style-name="NormalTok"> connlimit </text:span><text:span text:style-name="AttributeTok">--connlimit-above</text:span><text:span text:style-name="NormalTok"> 3 </text:span><text:span text:style-name="AttributeTok">-j</text:span><text:span text:style-name="NormalTok"> DROP</text:span> </text:p>
      <text:p text:style-name="First_20_paragraph">Let's break this down:</text:p>
      <text:list xml:id="list3585833974" text:style-name="L10">
        <text:list-item>
          <text:p text:style-name="P14"><text:span text:style-name="Source_5f_Text">-A INPUT</text:span>: We're adding a rule to the <text:span text:style-name="Source_5f_Text">INPUT</text:span> chain (incoming traffic to the server).</text:p>
        </text:list-item>
        <text:list-item>
          <text:p text:style-name="P14"><text:span text:style-name="Source_5f_Text">-p tcp --dport 22</text:span>: This rule applies only to TCP traffic destined for port 22 (SSH).</text:p>
        </text:list-item>
        <text:list-item>
          <text:p text:style-name="P14"><text:span text:style-name="Source_5f_Text">-m connlimit</text:span>: We're loading the <text:span text:style-name="Source_5f_Text">connlimit</text:span> module.</text:p>
        </text:list-item>
        <text:list-item>
          <text:p text:style-name="P14"><text:span text:style-name="Source_5f_Text">--connlimit-above 3</text:span>: This is the crucial part. It means if an IP address already has 3 or more connections to port 22, any new connection from that same IP will be matched by this rule.</text:p>
        </text:list-item>
        <text:list-item>
          <text:p text:style-name="P14"><text:span text:style-name="Source_5f_Text">-j DROP</text:span>: If a connection matches the criteria (more than 3 concurrent connections from the same IP to port 22), it will be silently dropped.</text:p>
        </text:list-item>
      </text:list>
      <text:p text:style-name="First_20_paragraph">You can also use the <text:span text:style-name="Source_5f_Text">--connlimit-mask</text:span> option to group IP addresses. For example, using <text:span text:style-name="Source_5f_Text">--connlimit-mask 24</text:span> would treat all IP addresses within a <text:span text:style-name="Source_5f_Text">/24</text:span> subnet as a single entity for the connection limit. This can be useful in certain scenarios but is less common for basic DoS <text:soft-page-break/>protection from individual attackers.</text:p>
      <text:p text:style-name="Text_20_body">Why is this important? It adds another layer of security by making it harder for attackers to flood your services with connections from a single source. It's like having a velvet rope at a club limiting how many people from the same group can enter at once.</text:p>
      <text:h text:style-name="Heading_20_3" text:outline-level="3"><text:bookmark-start text:name="advanced-matching-the-recent-module"/>Advanced Matching: The <text:span text:style-name="Source_5f_Text">recent</text:span> Module<text:bookmark-end text:name="advanced-matching-the-recent-module"/></text:h>
      <text:p text:style-name="First_20_paragraph">The <text:span text:style-name="Source_5f_Text">recent</text:span> module is fantastic for rate limiting and detecting repeated connection attempts, which can be indicative of brute-force attacks or other malicious behavior. Think of it as a short-term memory for <text:span text:style-name="Source_5f_Text">iptables</text:span>, allowing it to keep track of hosts that have recently tried to connect to your server.</text:p>
      <text:p text:style-name="Text_20_body">Here's how it works: you can create a list of IP addresses that have interacted with a specific service on your server. Then, you can create rules that match against this list.</text:p>
      <text:p text:style-name="Text_20_body">Some key options for the <text:span text:style-name="Source_5f_Text">recent</text:span> module include:</text:p>
      <text:list xml:id="list4050289706" text:style-name="L11">
        <text:list-item>
          <text:p text:style-name="P15"><text:span text:style-name="Source_5f_Text">--set</text:span>: This option adds the source IP address of the packet to a specified list. If the IP is already in the list, its timestamp is updated.</text:p>
        </text:list-item>
        <text:list-item>
          <text:p text:style-name="P15"><text:span text:style-name="Source_5f_Text">--rcheck</text:span>: This option checks if the source IP address of the packet is present in the specified list.</text:p>
        </text:list-item>
        <text:list-item>
          <text:p text:style-name="P15"><text:span text:style-name="Source_5f_Text">--update</text:span>: Similar to <text:span text:style-name="Source_5f_Text">--rcheck</text:span>, but it also updates the timestamp of the IP address if it's found in the list.</text:p>
        </text:list-item>
        <text:list-item>
          <text:p text:style-name="P15"><text:span text:style-name="Source_5f_Text">--seconds &lt;n&gt;</text:span>: When used with <text:span text:style-name="Source_5f_Text">--rcheck</text:span> or <text:span text:style-name="Source_5f_Text">--update</text:span>, this option specifies that the rule should only match if the IP address was seen within the last <text:span text:style-name="Source_5f_Text">&lt;n&gt;</text:span> seconds.</text:p>
        </text:list-item>
        <text:list-item>
          <text:p text:style-name="P15"><text:span text:style-name="Source_5f_Text">--hitcount &lt;n&gt;</text:span>: When used with <text:span text:style-name="Source_5f_Text">--rcheck</text:span> or <text:span text:style-name="Source_5f_Text">--update</text:span>, this option specifies that the rule should only match if the IP address has hit the current rule at least <text:span text:style-name="Source_5f_Text">&lt;n&gt;</text:span> times within the <text:span text:style-name="Source_5f_Text">--seconds</text:span> window.</text:p>
        </text:list-item>
        <text:list-item>
          <text:p text:style-name="P15"><text:span text:style-name="Source_5f_Text">--name &lt;listname&gt;</text:span>: This allows you to create and manage different lists of IP addresses. If you don't specify a name, a default list is used.</text:p>
        </text:list-item>
      </text:list>
      <text:p text:style-name="First_20_paragraph">Let's look at a practical example. Suppose you want to protect your SSH service (port 22) from brute-force attacks by limiting the number of connection attempts from a single IP address within a short time frame. You could use the following rules:</text:p>
      <text:p text:style-name="Text_20_body">First, create a rule to add new connection attempts to a list named 'ssh_attempts':</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m</text:span><text:span text:style-name="NormalTok"> recent </text:span><text:span text:style-name="AttributeTok">--name</text:span><text:span text:style-name="NormalTok"> ssh_attempts </text:span><text:span text:style-name="AttributeTok">--set</text:span><text:span text:style-name="NormalTok"> </text:span><text:span text:style-name="AttributeTok">-j</text:span><text:span text:style-name="NormalTok"> ACCEPT</text:span> </text:p>
      <text:p text:style-name="First_20_paragraph">This rule says: "For any new TCP connection attempt to port 22, add the source IP address to the 'ssh_attempts' list and accept the connection." The <text:span text:style-name="Source_5f_Text">-j ACCEPT</text:span> here is important because you want to allow the initial connection attempt to be processed.</text:p>
      <text:p text:style-name="Text_20_body">Next, create a rule to drop subsequent connection attempts from IPs that have already tried to connect too many times recently:</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m</text:span><text:span text:style-name="NormalTok"> recent </text:span><text:span text:style-name="AttributeTok">--name</text:span><text:span text:style-name="NormalTok"> ssh_attempts </text:span><text:span text:style-name="AttributeTok">--rcheck</text:span><text:span text:style-name="NormalTok"> </text:span><text:span text:style-name="AttributeTok">--seconds</text:span><text:span text:style-name="NormalTok"> 60 </text:span><text:span text:style-name="AttributeTok">--hitcount</text:span><text:span text:style-name="NormalTok"> 4 </text:span><text:span text:style-name="AttributeTok">-j</text:span><text:span text:style-name="NormalTok"> DROP</text:span> </text:p>
      <text:p text:style-name="First_20_paragraph"><text:soft-page-break/>This rule says: "For any TCP connection attempt to port 22, check the 'ssh_attempts' list. If the source IP address has been seen in the list within the last 60 seconds and has hit this rule (meaning, attempted to connect to port 22) 4 or more times, then drop the connection."</text:p>
      <text:p text:style-name="Text_20_body">So, the first few connection attempts from an IP within the time window will be accepted and added to the list. If that IP tries to connect too many times within that window, subsequent attempts will be dropped. This is a simple but effective way to mitigate brute-force attacks.</text:p>
      <text:h text:style-name="Heading_20_2" text:outline-level="2"><text:bookmark-start text:name="implementing-advanced-actions-and-targets"/>Implementing Advanced Actions and Targets<text:bookmark-end text:name="implementing-advanced-actions-and-targets"/></text:h>
      <text:p text:style-name="First_20_paragraph">You're already familiar with the fundamental actions: <text:span text:style-name="Source_5f_Text">ACCEPT</text:span> (to allow traffic) and <text:span text:style-name="Source_5f_Text">DROP</text:span> (to silently discard traffic). However, <text:span text:style-name="Source_5f_Text">iptables</text:span> offers more sophisticated ways to handle matched packets.</text:p>
      <text:p text:style-name="Text_20_body">One useful alternative to <text:span text:style-name="Source_5f_Text">DROP</text:span> is <text:span text:style-name="Source_5f_Text">REJECT</text:span>. When you use <text:span text:style-name="Source_5f_Text">REJECT</text:span>, instead of silently discarding the packet, iptables sends an error message back to the sender, informing them that their connection was refused. This can be more informative for troubleshooting and can sometimes help in identifying if a service is intentionally blocking connections.</text:p>
      <text:p text:style-name="Text_20_body">You can even specify the type of error message sent back using the <text:span text:style-name="Source_5f_Text">--reject-with</text:span> option. Common options include:</text:p>
      <text:list xml:id="list1046231508" text:style-name="L12">
        <text:list-item>
          <text:p text:style-name="P16"><text:span text:style-name="Source_5f_Text">icmp-port-unreachable</text:span>: This is a standard "port unreachable" message.</text:p>
        </text:list-item>
        <text:list-item>
          <text:p text:style-name="P16"><text:span text:style-name="Source_5f_Text">tcp-reset</text:span>: This sends a TCP RST packet, immediately closing the connection. This is often used for rejecting TCP traffic.</text:p>
        </text:list-item>
      </text:list>
      <text:p text:style-name="First_20_paragraph">For example, to reject any incoming TCP traffic on a specific port (say, port 12345) and send back a TCP reset, you could use:</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12345 </text:span><text:span text:style-name="AttributeTok">-j</text:span><text:span text:style-name="NormalTok"> REJECT </text:span><text:span text:style-name="AttributeTok">--reject-with</text:span><text:span text:style-name="NormalTok"> tcp-reset</text:span> </text:p>
      <text:p text:style-name="First_20_paragraph">Another crucial advanced action is <text:span text:style-name="Source_5f_Text">LOG</text:span>. Instead of altering the fate of a packet (allowing or blocking), the <text:span text:style-name="Source_5f_Text">LOG</text:span> target writes information about the packet to your kernel logs. This is invaluable for auditing, troubleshooting, and understanding the traffic hitting your server.</text:p>
      <text:p text:style-name="Text_20_body">When you use the <text:span text:style-name="Source_5f_Text">LOG</text:span> target, you can customize the log messages using options like:</text:p>
      <text:list xml:id="list3812736796" text:style-name="L13">
        <text:list-item>
          <text:p text:style-name="P17"><text:span text:style-name="Source_5f_Text">--log-prefix &lt;string&gt;</text:span>: Adds a custom prefix to the log message, making it easier to identify iptables-related logs.</text:p>
        </text:list-item>
        <text:list-item>
          <text:p text:style-name="P17"><text:span text:style-name="Source_5f_Text">--log-level &lt;level&gt;</text:span>: Specifies the kernel log level (e.g., info, warn, debug).</text:p>
        </text:list-item>
      </text:list>
      <text:p text:style-name="First_20_paragraph">For example, to log any dropped incoming SSH connection attempts with a specific prefix, you might use:</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j</text:span><text:span text:style-name="NormalTok"> LOG </text:span><text:span text:style-name="AttributeTok">--log-prefix</text:span><text:span text:style-name="NormalTok"> </text:span><text:span text:style-name="StringTok">"SSH Drop Attempt: "</text:span><text:span text:style-name="NormalTok"> </text:span><text:span text:style-name="AttributeTok">--log-level</text:span><text:span text:style-name="NormalTok"> info</text:span> </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j</text:span><text:span text:style-name="NormalTok"> DROP</text:span> </text:p>
      <text:p text:style-name="First_20_paragraph">Notice here that the <text:span text:style-name="Source_5f_Text">LOG</text:span> rule is placed before the <text:span text:style-name="Source_5f_Text">DROP</text:span> rule. This is important because iptables processes rules in order. The packet will be logged, and then the next rule will handle the dropping.</text:p>
      <text:p text:style-name="Text_20_body"><text:soft-page-break/>Beyond these actions, <text:span text:style-name="Source_5f_Text">iptables</text:span> also has targets that can redirect or modify packets in more complex ways. We'll touch on a couple of these briefly:</text:p>
      <text:list xml:id="list1399171636" text:style-name="L14">
        <text:list-item>
          <text:p text:style-name="P18"><text:span text:style-name="T1">Custom Chains</text:span>: You can create your own named chains within a table to organize your rules more logically. This helps in creating more modular and easier-to-manage firewall configurations. You can then use <text:span text:style-name="Source_5f_Text">JUMP</text:span> or <text:span text:style-name="Source_5f_Text">GOTO</text:span> targets to direct traffic to these custom chains.</text:p>
        </text:list-item>
        <text:list-item>
          <text:p text:style-name="P18"><text:span text:style-name="Source_5f_Text">REDIRECT</text:span>: This target is used within the <text:span text:style-name="Source_5f_Text">nat</text:span> table (specifically in the <text:span text:style-name="Source_5f_Text">PREROUTING</text:span> or <text:span text:style-name="Source_5f_Text">OUTPUT</text:span> chains) to forward traffic destined for one port on your server to a different port on the same server.</text:p>
        </text:list-item>
        <text:list-item>
          <text:p text:style-name="P18"><text:span text:style-name="Source_5f_Text">SNAT</text:span> <text:span text:style-name="T1">(Source Network Address Translation) and</text:span> <text:span text:style-name="Source_5f_Text">MASQUERADE</text:span>: These targets in the <text:span text:style-name="Source_5f_Text">nat</text:span> table (usually in the <text:span text:style-name="Source_5f_Text">POSTROUTING</text:span> chain) are used to change the source IP address of packets, often used to allow machines on a private network to connect to the internet through a server acting as a gateway.</text:p>
        </text:list-item>
      </text:list>
      <text:h text:style-name="Heading_20_3" text:outline-level="3"><text:bookmark-start text:name="implementing-advanced-actions-and-targets-custom-chains"/>Implementing Advanced Actions and Targets: Custom Chains<text:bookmark-end text:name="implementing-advanced-actions-and-targets-custom-chains"/></text:h>
      <text:p text:style-name="First_20_paragraph">As your firewall rule set grows in complexity, managing it within the default <text:span text:style-name="Source_5f_Text">INPUT</text:span>, <text:span text:style-name="Source_5f_Text">OUTPUT</text:span>, and <text:span text:style-name="Source_5f_Text">FORWARD</text:span> chains can become cumbersome. Custom chains allow you to create your own named chains to group related rules together, making your configuration more organized, modular, and easier to understand and maintain. Think of them as subroutines or functions within your firewall logic.</text:p>
      <text:p text:style-name="Text_20_body">Here's how you can work with custom chains:</text:p>
      <text:list xml:id="list4020141446" text:style-name="L15">
        <text:list-item>
          <text:p text:style-name="P19"><text:span text:style-name="T1">Creating a Custom Chain</text:span>: You use the <text:span text:style-name="Source_5f_Text">-N</text:span> (new chain) option followed by the desired name of your custom chain within a specific table. For example, to create a custom chain named <text:span text:style-name="Source_5f_Text">web_access</text:span> within the <text:span text:style-name="Source_5f_Text">filter</text:span> table, you would use:</text:p>
          <text:p text:style-name="P2"><text:span text:style-name="FunctionTok">sudo</text:span><text:span text:style-name="NormalTok"> iptables </text:span><text:span text:style-name="AttributeTok">-N</text:span><text:span text:style-name="NormalTok"> web_access</text:span> </text:p>
        </text:list-item>
        <text:list-item>
          <text:p text:style-name="P19"><text:span text:style-name="T1">Adding Rules to a Custom Chain</text:span>: Once you've created a custom chain, you can add rules to it just like you would to the built-in chains, using the <text:span text:style-name="Source_5f_Text">-A</text:span> (append) option and specifying the custom chain name. For instance, to allow HTTP traffic (port 80) in the <text:span text:style-name="Source_5f_Text">web_access</text:span> chain:</text:p>
          <text:p text:style-name="P2"><text:span text:style-name="FunctionTok">sudo</text:span><text:span text:style-name="NormalTok"> iptables </text:span><text:span text:style-name="AttributeTok">-A</text:span><text:span text:style-name="NormalTok"> web_access </text:span><text:span text:style-name="AttributeTok">-p</text:span><text:span text:style-name="NormalTok"> tcp </text:span><text:span text:style-name="AttributeTok">--dport</text:span><text:span text:style-name="NormalTok"> 80 </text:span><text:span text:style-name="AttributeTok">-j</text:span><text:span text:style-name="NormalTok"> ACCEPT</text:span> </text:p>
        </text:list-item>
        <text:list-item>
          <text:p text:style-name="P19"><text:span text:style-name="T1">Directing Traffic to a Custom Chain</text:span>: The crucial step is to link your custom chain to one of the built-in chains. You do this using the <text:span text:style-name="Source_5f_Text">-j</text:span> (jump) target in a rule within a built-in chain. When a packet matches the criteria of the <text:span text:style-name="Source_5f_Text">JUMP</text:span> rule, it will be redirected to your custom chain for further processing. After the packet goes through all the rules in the custom chain, it will usually return to the rule immediately following the <text:span text:style-name="Source_5f_Text">JUMP</text:span> rule in the original chain (unless a terminating target like <text:span text:style-name="Source_5f_Text">ACCEPT</text:span>or <text:span text:style-name="Source_5f_Text">DROP</text:span> is hit within the custom chain).</text:p>
          <text:p text:style-name="P19">For example, to direct all incoming TCP traffic on your external interface (<text:span text:style-name="Source_5f_Text">eth1</text:span>) to the <text:span text:style-name="Source_5f_Text">web_access</text:span> custom chain, you might use a rule in the <text:span text:style-name="Source_5f_Text">INPUT</text:span> chain like this:</text:p>
          <text:p text:style-name="P2"><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j</text:span><text:span text:style-name="NormalTok"> web_access</text:span> </text:p>
          <text:p text:style-name="P19"><text:soft-page-break/>Now, any TCP packet arriving on <text:span text:style-name="Source_5f_Text">eth1</text:span> will be evaluated against the rules you've defined in the <text:span text:style-name="Source_5f_Text">web_access</text:span> chain.</text:p>
        </text:list-item>
      </text:list>
      <text:p text:style-name="First_20_paragraph">Why use custom chains?</text:p>
      <text:list xml:id="list3399491534" text:style-name="L16">
        <text:list-item>
          <text:p text:style-name="P20"><text:span text:style-name="T1">Organization</text:span>: They help break down complex rule sets into logical sections.</text:p>
        </text:list-item>
        <text:list-item>
          <text:p text:style-name="P20"><text:span text:style-name="T1">Reusability</text:span>: You can jump to the same custom chain from multiple points in your main chains.</text:p>
        </text:list-item>
        <text:list-item>
          <text:p text:style-name="P20"><text:span text:style-name="T1">Readability</text:span>: They make it easier to understand the flow of your firewall rules.</text:p>
        </text:list-item>
        <text:list-item>
          <text:p text:style-name="P20"><text:span text:style-name="T1">Maintainability</text:span>: Updating or modifying a specific set of rules becomes simpler when they are grouped in a custom chain.</text:p>
        </text:list-item>
      </text:list>
      <text:p text:style-name="First_20_paragraph">Let's illustrate with another example. Suppose you want to handle all logging for dropped incoming connections in one place. You could create a custom chain called <text:span text:style-name="Source_5f_Text">log_and_drop</text:span>:</text:p>
      <text:p text:style-name="Preformatted_20_Text"><text:span text:style-name="FunctionTok">sudo</text:span><text:span text:style-name="NormalTok"> iptables </text:span><text:span text:style-name="AttributeTok">-N</text:span><text:span text:style-name="NormalTok"> log_and_drop</text:span> </text:p>
      <text:p text:style-name="Preformatted_20_Text"><text:span text:style-name="FunctionTok">sudo</text:span><text:span text:style-name="NormalTok"> iptables </text:span><text:span text:style-name="AttributeTok">-A</text:span><text:span text:style-name="NormalTok"> log_and_drop </text:span><text:span text:style-name="AttributeTok">-j</text:span><text:span text:style-name="NormalTok"> LOG </text:span><text:span text:style-name="AttributeTok">--log-prefix</text:span><text:span text:style-name="NormalTok"> </text:span><text:span text:style-name="StringTok">"Dropped Input: "</text:span><text:span text:style-name="NormalTok"> </text:span><text:span text:style-name="AttributeTok">--log-level</text:span><text:span text:style-name="NormalTok"> warning</text:span> </text:p>
      <text:p text:style-name="Preformatted_20_Text"><text:span text:style-name="FunctionTok">sudo</text:span><text:span text:style-name="NormalTok"> iptables </text:span><text:span text:style-name="AttributeTok">-A</text:span><text:span text:style-name="NormalTok"> log_and_drop </text:span><text:span text:style-name="AttributeTok">-j</text:span><text:span text:style-name="NormalTok"> DROP</text:span> </text:p>
      <text:p text:style-name="First_20_paragraph">Then, in your <text:span text:style-name="Source_5f_Text">INPUT</text:span> chain, instead of having separate <text:span text:style-name="Source_5f_Text">LOG</text:span> and <text:span text:style-name="Source_5f_Text">DROP</text:span> rules for different scenarios, you could simply <text:span text:style-name="Source_5f_Text">JUMP</text:span> to the <text:span text:style-name="Source_5f_Text">log_and_drop</text:span> chain:</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22 </text:span><text:span text:style-name="AttributeTok">-j</text:span><text:span text:style-name="NormalTok"> log_and_drop</text:span> </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udp </text:span><text:span text:style-name="AttributeTok">--dport</text:span><text:span text:style-name="NormalTok"> 53 </text:span><text:span text:style-name="AttributeTok">-j</text:span><text:span text:style-name="NormalTok"> log_and_drop</text:span> </text:p>
      <text:p text:style-name="First_20_paragraph">This makes your <text:span text:style-name="Source_5f_Text">INPUT</text:span> chain cleaner and centralizes your logging policy for dropped incoming traffic.</text:p>
      <text:h text:style-name="Heading_20_3" text:outline-level="3"><text:bookmark-start text:name="advanced-targets-within-iptablesredirect-and-snatmasquerade"/>Advanced Targets within <text:span text:style-name="Source_5f_Text">iptables</text:span>:<text:span text:style-name="Source_5f_Text">REDIRECT</text:span> and <text:span text:style-name="Source_5f_Text">SNAT</text:span>/<text:span text:style-name="Source_5f_Text">MASQUERADE</text:span><text:bookmark-end text:name="advanced-targets-within-iptablesredirect-and-snatmasquerade"/></text:h>
      <text:p text:style-name="First_20_paragraph"><text:span text:style-name="Source_5f_Text">REDIRECT</text:span>: Imagine you have a service running on your server on a non-standard port, say port 8080, but you want users to be able to access it via the standard HTTP port 80. The <text:span text:style-name="Source_5f_Text">REDIRECT</text:span> target, used in the <text:span text:style-name="Source_5f_Text">PREROUTING</text:span> chain of the <text:span text:style-name="Source_5f_Text">nat</text:span> table, allows you to change the destination port of incoming packets destined for your server.</text:p>
      <text:p text:style-name="Text_20_body">For example, to redirect all incoming TCP traffic on port 80 to port 8080 on your local machine, you would use a rule like this:</text:p>
      <text:p text:style-name="Preformatted_20_Text"><text:span text:style-name="FunctionTok">sudo</text:span><text:span text:style-name="NormalTok"> iptables </text:span><text:span text:style-name="AttributeTok">-t</text:span><text:span text:style-name="NormalTok"> nat </text:span><text:span text:style-name="AttributeTok">-A</text:span><text:span text:style-name="NormalTok"> PREROUTING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j</text:span><text:span text:style-name="NormalTok"> REDIRECT </text:span><text:span text:style-name="AttributeTok">--to-ports</text:span><text:span text:style-name="NormalTok"> 8080</text:span> </text:p>
      <text:p text:style-name="First_20_paragraph">Here:</text:p>
      <text:list xml:id="list356110646" text:style-name="L17">
        <text:list-item>
          <text:p text:style-name="P21"><text:span text:style-name="Source_5f_Text">-t nat</text:span>: Specifies that we are working with the <text:span text:style-name="Source_5f_Text">nat</text:span> table.</text:p>
        </text:list-item>
        <text:list-item>
          <text:p text:style-name="P21"><text:span text:style-name="Source_5f_Text">-A PREROUTING</text:span>: We are adding the rule to the <text:span text:style-name="Source_5f_Text">PREROUTING</text:span> chain (packets arriving at the server).</text:p>
        </text:list-item>
        <text:list-item>
          <text:p text:style-name="P21"><text:span text:style-name="Source_5f_Text">-i eth1</text:span>: This rule applies to traffic arriving on the <text:span text:style-name="Source_5f_Text">eth1</text:span> interface (your external interface, for example).</text:p>
        </text:list-item>
        <text:list-item>
          <text:p text:style-name="P21"><text:span text:style-name="Source_5f_Text">-p tcp --dport 80</text:span>: We are targeting TCP traffic destined for port 80.</text:p>
        </text:list-item>
        <text:list-item>
          <text:p text:style-name="P21"><text:span text:style-name="Source_5f_Text">-j REDIRECT --to-ports 8080</text:span>: This is the action. It redirects the traffic to port 8080 on the local machine (the server itself).</text:p>
        </text:list-item>
      </text:list>
      <text:p text:style-name="First_20_paragraph"><text:soft-page-break/><text:span text:style-name="Source_5f_Text">REDIRECT</text:span> is commonly used for things like running web servers as non-root users (who can't bind to privileged ports below 1024) or for setting up transparent proxies.</text:p>
      <text:p text:style-name="Text_20_body"><text:span text:style-name="Source_5f_Text">SNAT</text:span> <text:span text:style-name="T1">(Source Network Address Translation) and</text:span> <text:span text:style-name="Source_5f_Text">MASQUERADE</text:span>: These targets, typically used in the <text:span text:style-name="Source_5f_Text">POSTROUTING</text:span> chain of the <text:span text:style-name="Source_5f_Text">nat</text:span> table, are used when your server needs to forward traffic from a private network to the internet. They change the source IP address of the outgoing packets.</text:p>
      <text:list xml:id="list3263963106" text:style-name="L18">
        <text:list-item>
          <text:p text:style-name="P22"><text:span text:style-name="Source_5f_Text">SNAT</text:span>: You use <text:span text:style-name="Source_5f_Text">SNAT</text:span> when your server has a static public IP address. You explicitly specify the new source IP address. For example, if your server's public IP is 203.0.113.10 and your internal network is 192.168.1.0/24, you might have a rule like:</text:p>
          <text:p text:style-name="P3"><text:span text:style-name="FunctionTok">sudo</text:span><text:span text:style-name="NormalTok"> iptables </text:span><text:span text:style-name="AttributeTok">-t</text:span><text:span text:style-name="NormalTok"> nat </text:span><text:span text:style-name="AttributeTok">-A</text:span><text:span text:style-name="NormalTok"> POSTROUTING </text:span><text:span text:style-name="AttributeTok">-o</text:span><text:span text:style-name="NormalTok"> eth1 </text:span><text:span text:style-name="AttributeTok">-s</text:span><text:span text:style-name="NormalTok"> 192.168.1.0/24 </text:span><text:span text:style-name="AttributeTok">-j</text:span><text:span text:style-name="NormalTok"> SNAT </text:span><text:span text:style-name="AttributeTok">--to-source</text:span><text:span text:style-name="NormalTok"> 203.0.113.10</text:span> </text:p>
          <text:p text:style-name="P22">This rule translates the source IP addresses of all traffic originating from the 192.168.1.0/24 network going out through the eth1 interface to the server's public IP address.</text:p>
        </text:list-item>
        <text:list-item>
          <text:p text:style-name="P22"><text:span text:style-name="Source_5f_Text">MASQUERADE</text:span>: This is a special case of <text:span text:style-name="Source_5f_Text">SNAT</text:span> that's particularly useful when your server's public IP address is dynamic (e.g., assigned by DHCP). Instead of explicitly specifying the IP, <text:span text:style-name="Source_5f_Text">MASQUERADE</text:span> automatically uses the IP address of the outgoing interface.</text:p>
          <text:p text:style-name="P3"><text:span text:style-name="FunctionTok">sudo</text:span><text:span text:style-name="NormalTok"> iptables </text:span><text:span text:style-name="AttributeTok">-t</text:span><text:span text:style-name="NormalTok"> nat </text:span><text:span text:style-name="AttributeTok">-A</text:span><text:span text:style-name="NormalTok"> POSTROUTING </text:span><text:span text:style-name="AttributeTok">-o</text:span><text:span text:style-name="NormalTok"> eth1 </text:span><text:span text:style-name="AttributeTok">-j</text:span><text:span text:style-name="NormalTok"> MASQUERADE</text:span> </text:p>
          <text:p text:style-name="P22">This is often used for internet connection sharing.</text:p>
        </text:list-item>
      </text:list>
      <text:p text:style-name="First_20_paragraph">While these are powerful features, they are more related to network routing and less about basic security hardening of the server itself. However, understanding their existence can be helpful in more complex network setups where your Ubuntu server might act as a gateway.</text:p>
      <text:h text:style-name="Heading_20_2" text:outline-level="2"><text:bookmark-start text:name="practical-rule-examples-and-scenarios"/>Practical Rule Examples and Scenarios<text:bookmark-end text:name="practical-rule-examples-and-scenarios"/></text:h>
      <text:p text:style-name="First_20_paragraph">Here are a few common scenarios where advanced <text:span text:style-name="Source_5f_Text">iptables</text:span> rules are invaluable:</text:p>
      <text:h text:style-name="Heading_20_3" text:outline-level="3"><text:bookmark-start text:name="scenario-1-protecting-against-ssh-brute-force-attacks"/>Scenario 1: Protecting Against SSH Brute-Force Attacks<text:bookmark-end text:name="scenario-1-protecting-against-ssh-brute-force-attacks"/></text:h>
      <text:p text:style-name="First_20_paragraph">As we briefly discussed with the <text:span text:style-name="Source_5f_Text">recent</text:span> module, you can implement a robust defense against brute-force attacks on your SSH service. A common strategy involves:</text:p>
      <text:list xml:id="list1869981509" text:style-name="L19">
        <text:list-item>
          <text:p text:style-name="P23"><text:span text:style-name="T1">Allowing initial connections</text:span>: Accept new TCP connections on port 22.</text:p>
        </text:list-item>
        <text:list-item>
          <text:p text:style-name="P23"><text:span text:style-name="T1">Tracking connection attempts</text:span>: Use the recent module to create a list of IPs attempting to connect to port 22.</text:p>
        </text:list-item>
        <text:list-item>
          <text:p text:style-name="P23"><text:span text:style-name="T1">Rate limiting</text:span>: If an IP address tries to connect too many times within a specific time window, drop subsequent connections from that IP.</text:p>
        </text:list-item>
      </text:list>
      <text:p text:style-name="First_20_paragraph">We already saw the basic commands for this. This is a prime example of using the <text:span text:style-name="Source_5f_Text">recent</text:span> module for security.</text:p>
      <text:h text:style-name="Heading_20_3" text:outline-level="3"><text:bookmark-start text:name="scenario-2-limiting-web-server-access-to-specific-networks"/><text:soft-page-break/>Scenario 2: Limiting Web Server Access to Specific Networks<text:bookmark-end text:name="scenario-2-limiting-web-server-access-to-specific-networks"/></text:h>
      <text:p text:style-name="First_20_paragraph">Suppose your web server should only be accessible from a specific internal network (e.g., 192.168.10.0/24) and your own administrative IP address. You can achieve this by combining source IP matching with port and protocol matching:</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s</text:span><text:span text:style-name="NormalTok"> 192.168.10.0/24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s</text:span><text:span text:style-name="NormalTok"> YOUR_ADMIN_IP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j</text:span><text:span text:style-name="NormalTok"> DROP</text:span> </text:p>
      <text:p text:style-name="First_20_paragraph">Here, we allow TCP traffic on port 80 coming from the specified internal network and your admin IP on the external interface (<text:span text:style-name="Source_5f_Text">eth1</text:span>). The final rule drops any other TCP traffic on port 80 on that interface, effectively blocking access from the rest of the internet.</text:p>
      <text:h text:style-name="Heading_20_3" text:outline-level="3"><text:bookmark-start text:name="scenario-3-allowing-specific-outgoing-connections"/>Scenario 3: Allowing Specific Outgoing Connections<text:bookmark-end text:name="scenario-3-allowing-specific-outgoing-connections"/></text:h>
      <text:p text:style-name="First_20_paragraph">For security, it's often a good practice to restrict outgoing traffic as well. For example, you might want your server to only be able to make outgoing connections for DNS queries (port 53 UDP), contacting NTP servers (port 123 UDP), and sending email (port 25 TCP to specific mail servers). You would achieve this in the <text:span text:style-name="Source_5f_Text">OUTPUT</text:span> chain:</text:p>
      <text:p text:style-name="Preformatted_20_Text"><text:span text:style-name="FunctionTok">sudo</text:span><text:span text:style-name="NormalTok"> iptables </text:span><text:span text:style-name="AttributeTok">-A</text:span><text:span text:style-name="NormalTok"> OUTPUT </text:span><text:span text:style-name="AttributeTok">-p</text:span><text:span text:style-name="NormalTok"> udp </text:span><text:span text:style-name="AttributeTok">--dport</text:span><text:span text:style-name="NormalTok"> 53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OUTPUT </text:span><text:span text:style-name="AttributeTok">-p</text:span><text:span text:style-name="NormalTok"> udp </text:span><text:span text:style-name="AttributeTok">--dport</text:span><text:span text:style-name="NormalTok"> 123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OUTPUT </text:span><text:span text:style-name="AttributeTok">-p</text:span><text:span text:style-name="NormalTok"> tcp </text:span><text:span text:style-name="AttributeTok">--dport</text:span><text:span text:style-name="NormalTok"> 25 </text:span><text:span text:style-name="AttributeTok">-d</text:span><text:span text:style-name="NormalTok"> MAIL_SERVER_IP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OUTPUT </text:span><text:span text:style-name="AttributeTok">-j</text:span><text:span text:style-name="NormalTok"> DROP</text:span> </text:p>
      <text:p text:style-name="First_20_paragraph">This allows only the specified outgoing traffic and drops everything else. This can prevent compromised servers from being used for malicious outgoing activities.</text:p>
      <text:h text:style-name="Heading_20_3" text:outline-level="3"><text:bookmark-start text:name="scenario-4-using-custom-chains-for-web-application-firewall-waf-rules"/>Scenario 4: Using Custom Chains for Web Application Firewall (WAF) Rules<text:bookmark-end text:name="scenario-4-using-custom-chains-for-web-application-firewall-waf-rules"/></text:h>
      <text:p text:style-name="First_20_paragraph">For more complex web application protection, you could create a custom chain to house specific WAF rules. For example, you might want to block requests containing certain malicious patterns in the URL. You could create a chain called <text:span text:style-name="Source_5f_Text">web_waf</text:span> and add rules to it using string matching (<text:span text:style-name="Source_5f_Text">-m string</text:span>). Then, you would jump to this chain from your <text:span text:style-name="Source_5f_Text">INPUT</text:span> chain for all incoming HTTP/HTTPS traffic.</text:p>
      <text:p text:style-name="Text_20_body">These are just a few examples. The power of advanced <text:span text:style-name="Source_5f_Text">iptables</text:span> lies in combining these different matching criteria and actions to create very specific and effective security policies.</text:p>
      <text:h text:style-name="Heading_20_3" text:outline-level="3"><text:bookmark-start text:name="scenario-5-setting-up-port-forwarding-redirect"/>Scenario 5: Setting up Port Forwarding (REDIRECT)<text:bookmark-end text:name="scenario-5-setting-up-port-forwarding-redirect"/></text:h>
      <text:p text:style-name="First_20_paragraph">Imagine your server is running a web application internally on port 8080, but you want it to be accessible to the outside world on the standard HTTP port 80. You can use the <text:span text:style-name="Source_5f_Text">REDIRECT</text:span> target in the nat table to achieve this:</text:p>
      <text:p text:style-name="Preformatted_20_Text"><text:span text:style-name="FunctionTok">sudo</text:span><text:span text:style-name="NormalTok"> iptables </text:span><text:span text:style-name="AttributeTok">-t</text:span><text:span text:style-name="NormalTok"> nat </text:span><text:span text:style-name="AttributeTok">-A</text:span><text:span text:style-name="NormalTok"> PREROUTING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j</text:span><text:span text:style-name="NormalTok"> REDIRECT </text:span><text:span text:style-name="AttributeTok">--to-ports</text:span><text:span text:style-name="NormalTok"> 8080</text:span> </text:p>
      <text:p text:style-name="First_20_paragraph"><text:soft-page-break/>This rule, as we discussed before, takes any TCP traffic arriving on your external interface (<text:span text:style-name="Source_5f_Text">eth1</text:span>) destined for port 80 and redirects it to port 8080 on the same machine. This is useful for running services on non-privileged ports without requiring users to specify the non-standard port in their requests.</text:p>
      <text:h text:style-name="Heading_20_3" text:outline-level="3"><text:bookmark-start text:name="scenario-6-allowing-ftp-passive-mode-connections"/>Scenario 6: Allowing FTP Passive Mode Connections<text:bookmark-end text:name="scenario-6-allowing-ftp-passive-mode-connections"/></text:h>
      <text:p text:style-name="First_20_paragraph">FTP in passive mode can be tricky with firewalls because the data connections are established on dynamically negotiated ports. To allow passive FTP, you typically need to:</text:p>
      <text:list xml:id="list3648997538" text:style-name="L20">
        <text:list-item>
          <text:p text:style-name="P24"><text:span text:style-name="T1">Allow control connections</text:span>: Allow TCP traffic on port 21 (the standard FTP control port).</text:p>
        </text:list-item>
        <text:list-item>
          <text:p text:style-name="P24"><text:span text:style-name="T1">Allow established and related connections</text:span>: Use stateful matching to allow <text:span text:style-name="Source_5f_Text">ESTABLISHED</text:span> and <text:span text:style-name="Source_5f_Text">RELATED</text:span> traffic. The FTP server will signal the data port in the control connection, and the <text:span text:style-name="Source_5f_Text">nf_conntrack_ftp</text:span> kernel module helps track these related connections.</text:p>
        </text:list-item>
      </text:list>
      <text:p text:style-name="First_20_paragraph">The rules might look something like this:</text:p>
      <text:p text:style-name="Preformatted_20_Text"><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1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m</text:span><text:span text:style-name="NormalTok"> state </text:span><text:span text:style-name="AttributeTok">--state</text:span><text:span text:style-name="NormalTok"> ESTABLISHED,RELATED </text:span><text:span text:style-name="AttributeTok">-j</text:span><text:span text:style-name="NormalTok"> ACCEPT</text:span> </text:p>
      <text:p text:style-name="First_20_paragraph">For more restrictive setups, you might even limit the range of ports used for passive FTP data connections on your FTP server and then explicitly allow that port range in your <text:span text:style-name="Source_5f_Text">iptables</text:span> rules.</text:p>
      <text:h text:style-name="Heading_20_3" text:outline-level="3"><text:bookmark-start text:name="scenario-7-basic-firewall-for-a-web-server"/>Scenario 7: Basic Firewall for a Web Server<text:bookmark-end text:name="scenario-7-basic-firewall-for-a-web-server"/></text:h>
      <text:p text:style-name="First_20_paragraph">Here's a basic but effective firewall for a web server that serves both HTTP (port 80) and HTTPS (port 443) traffic and allows established connections:</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80 </text:span><text:span text:style-name="AttributeTok">-m</text:span><text:span text:style-name="NormalTok"> state </text:span><text:span text:style-name="AttributeTok">--state</text:span><text:span text:style-name="NormalTok"> NEW,ESTABLISHED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eth1 </text:span><text:span text:style-name="AttributeTok">-p</text:span><text:span text:style-name="NormalTok"> tcp </text:span><text:span text:style-name="AttributeTok">--dport</text:span><text:span text:style-name="NormalTok"> 443 </text:span><text:span text:style-name="AttributeTok">-m</text:span><text:span text:style-name="NormalTok"> state </text:span><text:span text:style-name="AttributeTok">--state</text:span><text:span text:style-name="NormalTok"> NEW,ESTABLISHED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m</text:span><text:span text:style-name="NormalTok"> state </text:span><text:span text:style-name="AttributeTok">--state</text:span><text:span text:style-name="NormalTok"> RELATED,ESTABLISHED </text:span><text:span text:style-name="AttributeTok">-j</text:span><text:span text:style-name="NormalTok"> ACCEPT</text:span> </text:p>
      <text:p text:style-name="Preformatted_20_Text"><text:span text:style-name="FunctionTok">sudo</text:span><text:span text:style-name="NormalTok"> iptables </text:span><text:span text:style-name="AttributeTok">-A</text:span><text:span text:style-name="NormalTok"> INPUT </text:span><text:span text:style-name="AttributeTok">-i</text:span><text:span text:style-name="NormalTok"> lo </text:span><text:span text:style-name="AttributeTok">-j</text:span><text:span text:style-name="NormalTok"> ACCEPT </text:span><text:span text:style-name="CommentTok"># Allow traffic on the loopback interface</text:span> </text:p>
      <text:p text:style-name="Preformatted_20_Text"><text:span text:style-name="FunctionTok">sudo</text:span><text:span text:style-name="NormalTok"> iptables </text:span><text:span text:style-name="AttributeTok">-A</text:span><text:span text:style-name="NormalTok"> INPUT </text:span><text:span text:style-name="AttributeTok">-j</text:span><text:span text:style-name="NormalTok"> DROP </text:span><text:span text:style-name="CommentTok"># Drop all other incoming traffic</text:span> </text:p>
      <text:p text:style-name="Preformatted_20_Text"><text:span text:style-name="FunctionTok">sudo</text:span><text:span text:style-name="NormalTok"> iptables </text:span><text:span text:style-name="AttributeTok">-A</text:span><text:span text:style-name="NormalTok"> OUTPUT </text:span><text:span text:style-name="AttributeTok">-j</text:span><text:span text:style-name="NormalTok"> ACCEPT </text:span><text:span text:style-name="CommentTok"># Allow all outgoing traffic (can be made more restrictive)</text:span> </text:p>
      <text:p text:style-name="Preformatted_20_Text"><text:span text:style-name="FunctionTok">sudo</text:span><text:span text:style-name="NormalTok"> iptables </text:span><text:span text:style-name="AttributeTok">-A</text:span><text:span text:style-name="NormalTok"> FORWARD </text:span><text:span text:style-name="AttributeTok">-j</text:span><text:span text:style-name="NormalTok"> DROP </text:span><text:span text:style-name="CommentTok"># Disable forwarding by default</text:span> </text:p>
      <text:p text:style-name="First_20_paragraph">In this example:</text:p>
      <text:list xml:id="list2478869841" text:style-name="L21">
        <text:list-item>
          <text:p text:style-name="P25">We allow new and established TCP connections on ports 80 and 443 on the external interface (<text:span text:style-name="Source_5f_Text">eth1</text:span>).</text:p>
        </text:list-item>
        <text:list-item>
          <text:p text:style-name="P25">We allow already established and related connections on all interfaces.</text:p>
        </text:list-item>
        <text:list-item>
          <text:p text:style-name="P25">We allow traffic on the loopback interface (essential for local communication).</text:p>
        </text:list-item>
        <text:list-item>
          <text:p text:style-name="P25">We drop all other incoming traffic by default.</text:p>
        </text:list-item>
        <text:list-item>
          <text:p text:style-name="P25">We allow all outgoing traffic (this could be tightened based on the server's needs).</text:p>
        </text:list-item>
        <text:list-item>
          <text:p text:style-name="P25">We disable packet forwarding by default, as this server isn't intended to act as a router.</text:p>
        </text:list-item>
      </text:list>
      <text:p text:style-name="First_20_paragraph">These examples illustrate how you can combine different matching criteria, states, and actions to <text:soft-page-break/>build firewalls tailored to specific server roles and security requirements.</text:p>
      <text:h text:style-name="Heading_20_2" text:outline-level="2"><text:bookmark-start text:name="managing-and-persisting-iptables-rules"/>Managing and Persisting <text:span text:style-name="Source_5f_Text">iptables</text:span> Rules<text:bookmark-end text:name="managing-and-persisting-iptables-rules"/></text:h>
      <text:p text:style-name="First_20_paragraph">You don't want all your hard work to disappear after a server reboot, right?</text:p>
      <text:p text:style-name="Text_20_body">Here's how you can manage your iptables rules:</text:p>
      <text:list xml:id="list3215113783" text:style-name="L22">
        <text:list-item>
          <text:p text:style-name="P26"><text:span text:style-name="T1">Listing Current Rules</text:span>:</text:p>
          <text:p text:style-name="P26">To see the rules you've currently configured, you can use the iptables command with the -L option (list). It's often helpful to specify the table (-t) and use the -n option to display IP addresses and port numbers numerically instead of trying to resolve hostnames and service names. This makes the output cleaner and faster.</text:p>
          <text:p text:style-name="P4"><text:span text:style-name="NormalTok"><text:s/></text:span><text:span text:style-name="FunctionTok">sudo</text:span><text:span text:style-name="NormalTok"> iptables </text:span><text:span text:style-name="AttributeTok">-L</text:span><text:span text:style-name="NormalTok"> </text:span><text:span text:style-name="AttributeTok">-n</text:span><text:span text:style-name="NormalTok"> </text:span><text:span text:style-name="AttributeTok">-v</text:span> </text:p>
          <text:p text:style-name="P4"><text:span text:style-name="NormalTok"><text:s/></text:span><text:span text:style-name="FunctionTok">sudo</text:span><text:span text:style-name="NormalTok"> iptables </text:span><text:span text:style-name="AttributeTok">-t</text:span><text:span text:style-name="NormalTok"> nat </text:span><text:span text:style-name="AttributeTok">-L</text:span><text:span text:style-name="NormalTok"> </text:span><text:span text:style-name="AttributeTok">-n</text:span><text:span text:style-name="NormalTok"> </text:span><text:span text:style-name="AttributeTok">-v</text:span><text:span text:style-name="NormalTok"> </text:span><text:span text:style-name="CommentTok"># To list rules in the nat table</text:span> </text:p>
          <text:p text:style-name="P4"><text:span text:style-name="NormalTok"><text:s/></text:span><text:span text:style-name="FunctionTok">sudo</text:span><text:span text:style-name="NormalTok"> iptables </text:span><text:span text:style-name="AttributeTok">-t</text:span><text:span text:style-name="NormalTok"> mangle </text:span><text:span text:style-name="AttributeTok">-L</text:span><text:span text:style-name="NormalTok"> </text:span><text:span text:style-name="AttributeTok">-n</text:span><text:span text:style-name="NormalTok"> </text:span><text:span text:style-name="AttributeTok">-v</text:span><text:span text:style-name="NormalTok"> </text:span><text:span text:style-name="CommentTok"># To list rules in the mangle table</text:span> </text:p>
          <text:p text:style-name="P26">The <text:span text:style-name="Source_5f_Text">-v</text:span> option (verbose) provides more details about each rule, such as the number of packets and bytes that have matched the rule.</text:p>
        </text:list-item>
        <text:list-item>
          <text:p text:style-name="P26"><text:span text:style-name="T1">Saving</text:span> <text:span text:style-name="Source_5f_Text">iptables</text:span> <text:span text:style-name="T1">Rules</text:span>:</text:p>
          <text:p text:style-name="P26">By default, <text:span text:style-name="Source_5f_Text">iptables</text:span> rules are stored in the kernel's memory and are not automatically saved across reboots. To make your rules persistent, you need to save the current configuration to a file. The method for doing this depends on your Ubuntu version.</text:p>
          <text:list text:style-name="L23">
            <text:list-item>
              <text:p text:style-name="P27"><text:span text:style-name="T1">Using</text:span> <text:span text:style-name="Source_5f_Text">iptables-save</text:span>: This is the standard tool for saving the current <text:span text:style-name="Source_5f_Text">iptables</text:span> configuration. You can redirect its output to a file. It's common to save the <text:span text:style-name="Source_5f_Text">filter</text:span>, <text:span text:style-name="Source_5f_Text">nat</text:span>, and <text:span text:style-name="Source_5f_Text">mangle</text:span> tables separately.</text:p>
              <text:p text:style-name="P5"><text:span text:style-name="FunctionTok">sudo</text:span><text:span text:style-name="NormalTok"> iptables-save </text:span><text:span text:style-name="OperatorTok">&gt;</text:span><text:span text:style-name="NormalTok"> /etc/iptables/rules.v4</text:span> </text:p>
              <text:p text:style-name="P5"><text:span text:style-name="FunctionTok">sudo</text:span><text:span text:style-name="NormalTok"> ip6tables-save </text:span><text:span text:style-name="OperatorTok">&gt;</text:span><text:span text:style-name="NormalTok"> /etc/iptables/rules6.v6 </text:span><text:span text:style-name="CommentTok"># For IPv6 rules</text:span> </text:p>
              <text:p text:style-name="P27">You'll need to create the /etc/iptables directory if it doesn't exist.</text:p>
            </text:list-item>
            <text:list-item>
              <text:p text:style-name="P27"><text:span text:style-name="T1">Using</text:span> <text:span text:style-name="Source_5f_Text">netfilter-persistent</text:span>: This package provides a more integrated way to manage firewall rules. You can install it with:</text:p>
              <text:p text:style-name="P5"><text:span text:style-name="FunctionTok">sudo</text:span><text:span text:style-name="NormalTok"> apt update</text:span> </text:p>
              <text:p text:style-name="P5"><text:span text:style-name="FunctionTok">sudo</text:span><text:span text:style-name="NormalTok"> apt install netfilter-persistent</text:span> </text:p>
              <text:p text:style-name="P27">Once installed, you can save your current <text:span text:style-name="Source_5f_Text">iptables</text:span> and <text:span text:style-name="Source_5f_Text">ip6tables</text:span> rules with:</text:p>
              <text:p text:style-name="P5"><text:span text:style-name="FunctionTok">sudo</text:span><text:span text:style-name="NormalTok"> netfilter-persistent save</text:span> </text:p>
              <text:p text:style-name="P27">By default, it saves the rules to /etc/iptables/rules.v4 and /etc/ip6tables/rules6.v6. netfilter-persistent is configured to automatically load these rules during system boot.</text:p>
            </text:list-item>
          </text:list>
        </text:list-item>
        <text:list-item>
          <text:p text:style-name="P26"><text:span text:style-name="T1">Restoring</text:span> <text:span text:style-name="Source_5f_Text">iptables</text:span> <text:span text:style-name="T1">Rules</text:span>:</text:p>
          <text:p text:style-name="P26">If you've saved your rules using <text:span text:style-name="Source_5f_Text">iptables-save</text:span>, you can restore them using <text:span text:style-name="Source_5f_Text">iptables-restore</text:span>:</text:p>
          <text:p text:style-name="P4"><text:soft-page-break/><text:span text:style-name="FunctionTok">sudo</text:span><text:span text:style-name="NormalTok"> iptables-restore </text:span><text:span text:style-name="OperatorTok">&lt;</text:span><text:span text:style-name="NormalTok"> /etc/iptables/rules.v4</text:span> </text:p>
          <text:p text:style-name="P4"><text:span text:style-name="FunctionTok">sudo</text:span><text:span text:style-name="NormalTok"> ip6tables-restore </text:span><text:span text:style-name="OperatorTok">&lt;</text:span><text:span text:style-name="NormalTok"> /etc/iptables/rules6.v6</text:span> </text:p>
          <text:p text:style-name="P26">If you're using <text:span text:style-name="Source_5f_Text">netfilter-persistent</text:span>, the rules are automatically restored on boot. You can also manually load the saved rules with:</text:p>
          <text:p text:style-name="P4"><text:span text:style-name="FunctionTok">sudo</text:span><text:span text:style-name="NormalTok"> netfilter-persistent reload</text:span> </text:p>
        </text:list-item>
      </text:list>
      <text:p text:style-name="First_20_paragraph"><text:span text:style-name="T1">Important Considerations</text:span>:</text:p>
      <text:list xml:id="list295837919" text:style-name="L24">
        <text:list-item>
          <text:p text:style-name="P28"><text:span text:style-name="T1">Order Matters</text:span>: Remember that <text:span text:style-name="Source_5f_Text">iptables</text:span> rules are processed in order. When you save and restore, this order is preserved.</text:p>
        </text:list-item>
        <text:list-item>
          <text:p text:style-name="P28"><text:span text:style-name="T1">Default Policies</text:span>: Be mindful of your default policies for each chain (e.g., <text:span text:style-name="Source_5f_Text">INPUT</text:span>, <text:span text:style-name="Source_5f_Text">OUTPUT</text:span>, <text:span text:style-name="Source_5f_Text">FORWARD</text:span>). If your saved rules don't explicitly allow necessary traffic, the default policy will take effect.</text:p>
        </text:list-item>
        <text:list-item>
          <text:p text:style-name="P28"><text:span text:style-name="T1">Testing</text:span>: After making changes to your <text:span text:style-name="Source_5f_Text">iptables</text:span> rules and saving them, it's crucial to test that your server is still accessible and that the intended traffic is being allowed or blocked. A mistake in your firewall rules can lock you out of your server!</text:p>
        </text:list-item>
      </text:list>
      <text:h text:style-name="Heading_20_3" text:outline-level="3"><text:bookmark-start text:name="best-practices-for-organizing-and-documenting"/>Best Practices for Organizing and Documenting<text:bookmark-end text:name="best-practices-for-organizing-and-documenting"/></text:h>
      <text:p text:style-name="First_20_paragraph">As your firewall configuration grows, it can become challenging to remember the purpose of each rule and the overall logic. Following some best practices can save you a lot of headaches in the long run:</text:p>
      <text:list xml:id="list4291433635" text:style-name="L25">
        <text:list-item>
          <text:p text:style-name="P29"><text:span text:style-name="T1">Adopt a Clear and Consistent Naming Convention for Custom Chains</text:span>: If you're using custom chains, give them descriptive names that reflect their purpose (e.g., <text:span text:style-name="Source_5f_Text">web_server_rules</text:span>, <text:span text:style-name="Source_5f_Text">anti_brute_force</text:span>, <text:span text:style-name="Source_5f_Text">logging_dropped</text:span>). This makes it much easier to understand the flow of traffic.</text:p>
        </text:list-item>
        <text:list-item>
          <text:p text:style-name="P29"><text:span text:style-name="T1">Comment Your Rules</text:span>: The <text:span text:style-name="Source_5f_Text">-m comment --comment "your descriptive comment here"</text:span> option allows you to add comments directly to your <text:span text:style-name="Source_5f_Text">iptables</text:span> rules. This is invaluable for explaining the purpose of a specific rule, especially if it's not immediately obvious.</text:p>
          <text:p text:style-name="P6"><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m</text:span><text:span text:style-name="NormalTok"> recent </text:span><text:span text:style-name="AttributeTok">--name</text:span><text:span text:style-name="NormalTok"> ssh_attempts </text:span><text:span text:style-name="AttributeTok">--set</text:span><text:span text:style-name="NormalTok"> </text:span><text:span text:style-name="AttributeTok">-j</text:span><text:span text:style-name="NormalTok"> ACCEPT </text:span><text:span text:style-name="AttributeTok">-m</text:span><text:span text:style-name="NormalTok"> comment </text:span><text:span text:style-name="AttributeTok">--comment</text:span><text:span text:style-name="NormalTok"> </text:span><text:span text:style-name="StringTok">"Allow initial SSH connection and add to ssh_attempts list"</text:span> </text:p>
          <text:p text:style-name="P6"><text:span text:style-name="FunctionTok">sudo</text:span><text:span text:style-name="NormalTok"> iptables </text:span><text:span text:style-name="AttributeTok">-A</text:span><text:span text:style-name="NormalTok"> INPUT </text:span><text:span text:style-name="AttributeTok">-p</text:span><text:span text:style-name="NormalTok"> tcp </text:span><text:span text:style-name="AttributeTok">--dport</text:span><text:span text:style-name="NormalTok"> 22 </text:span><text:span text:style-name="AttributeTok">-m</text:span><text:span text:style-name="NormalTok"> recent </text:span><text:span text:style-name="AttributeTok">--name</text:span><text:span text:style-name="NormalTok"> ssh_attempts </text:span><text:span text:style-name="AttributeTok">--rcheck</text:span><text:span text:style-name="NormalTok"> </text:span><text:span text:style-name="AttributeTok">--seconds</text:span><text:span text:style-name="NormalTok"> 60 </text:span><text:span text:style-name="AttributeTok">--hitcount</text:span><text:span text:style-name="NormalTok"> 4 </text:span><text:span text:style-name="AttributeTok">-j</text:span><text:span text:style-name="NormalTok"> DROP </text:span><text:span text:style-name="AttributeTok">-m</text:span><text:span text:style-name="NormalTok"> comment </text:span><text:span text:style-name="AttributeTok">--comment</text:span><text:span text:style-name="NormalTok"> </text:span><text:span text:style-name="StringTok">"Drop subsequent SSH attempts exceeding rate limit"</text:span> </text:p>
        </text:list-item>
        <text:list-item>
          <text:p text:style-name="P29"><text:span text:style-name="T1">Organize Rules Logically within Chains</text:span>: Try to group related rules together. For example, put all rules related to allowing web traffic in one block, SSH traffic in another, and so on. This improves readability.</text:p>
        </text:list-item>
        <text:list-item>
          <text:p text:style-name="P29"><text:span text:style-name="T1">Use Default Policies Wisely</text:span>: Set restrictive default policies (e.g., <text:span text:style-name="Source_5f_Text">DROP</text:span> for <text:span text:style-name="Source_5f_Text">INPUT</text:span> and <text:span text:style-name="Source_5f_Text">FORWARD</text:span>) and then explicitly allow necessary traffic. This follows the principle of least privilege and enhances security.</text:p>
        </text:list-item>
        <text:list-item>
          <text:p text:style-name="P29"><text:span text:style-name="T1">Regularly Review Your Rule Set</text:span>: As your server's role and the threat landscape evolve, it's important to periodically review your <text:span text:style-name="Source_5f_Text">iptables</text:span> rules to ensure they are still relevant <text:soft-page-break/>and effective. Remove any obsolete or unnecessary rules.</text:p>
        </text:list-item>
        <text:list-item>
          <text:p text:style-name="P29"><text:span text:style-name="T1">Document Your Firewall Architecture</text:span>: For complex setups, consider creating separate documentation (e.g., a text file or a more formal document) that outlines the overall firewall architecture, the purpose of each chain, and any specific considerations.</text:p>
        </text:list-item>
        <text:list-item>
          <text:p text:style-name="P29"><text:span text:style-name="T1">Test Thoroughly After Changes</text:span>: As emphasized before, always test your firewall rules after making any modifications to ensure they are working as intended and haven't inadvertently blocked legitimate traffic.</text:p>
        </text:list-item>
        <text:list-item>
          <text:p text:style-name="P29"><text:span text:style-name="T1">Consider Using a Firewall Management Tool (for more complex setups)</text:span>: While we've focused on command-line <text:span text:style-name="Source_5f_Text">iptables</text:span>, for very large and complex environments, tools like <text:span text:style-name="Source_5f_Text">ufw</text:span> (Uncomplicated Firewall) or more advanced solutions can provide a higher-level interface for managing rules. However, understanding the underlying <text:span text:style-name="Source_5f_Text">iptables</text:span> concepts is still crucial.</text:p>
        </text:list-item>
      </text:list>
      <text:p text:style-name="First_20_paragraph">By following these best practices, you'll create a more maintainable, understandable, and effective firewall configuration for your serv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6:55Z</meta:creation-date>
    <dc:date>2025-06-10T12:06:36.082477186</dc:date>
    <meta:editing-duration>PT36S</meta:editing-duration>
    <meta:editing-cycles>1</meta:editing-cycles>
    <meta:document-statistic meta:table-count="0" meta:image-count="0" meta:object-count="0" meta:page-count="12" meta:paragraph-count="212" meta:word-count="4798" meta:character-count="28591" meta:non-whitespace-character-count="24107"/>
  </office:meta>
</office:document-meta>
</file>